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1" fo:font-size="20pt" officeooo:paragraph-rsid="00115935" style:font-size-asian="20pt" style:font-size-complex="20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1" fo:font-size="20pt" officeooo:paragraph-rsid="00115935" style:font-size-asian="20pt" style:font-size-complex="20pt"/>
    </style:style>
    <style:style style:name="P3" style:family="paragraph" style:parent-style-name="Standard">
      <style:paragraph-properties style:writing-mode="lr-tb"/>
      <style:text-properties style:font-name="Arial1" fo:font-size="20pt" officeooo:paragraph-rsid="001304b7" style:font-size-asian="20pt" style:font-size-complex="20pt"/>
    </style:style>
    <style:style style:name="P4" style:family="paragraph" style:parent-style-name="Standard">
      <style:paragraph-properties style:writing-mode="lr-tb"/>
      <style:text-properties style:font-name="Arial1" fo:font-size="20pt" officeooo:paragraph-rsid="0013f30f" style:font-size-asian="20pt" style:font-size-complex="20pt"/>
    </style:style>
    <style:style style:name="P5" style:family="paragraph" style:parent-style-name="Standard">
      <style:paragraph-properties style:writing-mode="lr-tb"/>
      <style:text-properties style:font-name="Arial1" fo:font-size="20pt" officeooo:paragraph-rsid="0015d73b" style:font-size-asian="20pt" style:font-size-complex="20pt"/>
    </style:style>
    <style:style style:name="P6" style:family="paragraph" style:parent-style-name="Standard">
      <style:paragraph-properties style:writing-mode="lr-tb"/>
      <style:text-properties style:font-name="Arial1" fo:font-size="20pt" officeooo:paragraph-rsid="001bceff" style:font-size-asian="20pt" style:font-size-complex="20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Arial1" fo:font-size="20pt" officeooo:paragraph-rsid="00115935" style:font-size-asian="20pt" style:font-size-complex="20pt"/>
    </style:style>
    <style:style style:name="P8" style:family="paragraph" style:parent-style-name="Standard">
      <style:paragraph-properties style:writing-mode="lr-tb"/>
      <style:text-properties style:font-name="Arial1" fo:font-size="20pt" officeooo:paragraph-rsid="00115935" style:font-size-asian="20pt" style:font-size-complex="20pt"/>
    </style:style>
    <style:style style:name="T1" style:family="text">
      <style:text-properties fo:color="#000000" loext:opacity="100%"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91640"/>
    </style:style>
    <style:style style:name="T5" style:family="text">
      <style:text-properties officeooo:rsid="001bc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 1</text:p>
      <text:p text:style-name="P2"/>
      <text:p text:style-name="P1"><text:tab/>Uma locadora de <text:span text:style-name="T2">carros</text:span> deseja fazer um sistema para armazenar as informações das<text:span text:style-name="T1"> locações</text:span> que os <text:span text:style-name="T2">clientes</text:span> fazem. </text:p>
      <text:p text:style-name="P3"><text:tab/>A locadora possui diversas <text:span text:style-name="T2">sedes</text:span>, sendo que cada sede possui um <text:span text:style-name="T2">código e uma localidade</text:span>, sendo que <text:span text:style-name="T3">uma localidade é armazenada internamente por dois números de ponto flutuante</text:span> (exemplo: a localidade 18°56'04.4"S 48°17'29.7"W é armazenada como -18.9345654, -48.2915811). </text:p>
      <text:p text:style-name="P3"><text:tab/>Para cada locação é necessário registrar a<text:span text:style-name="T2"> data e horário</text:span> em que o cliente pega o carro, bem como a sede da qual o carro foi retirado. </text:p>
      <text:p text:style-name="P3"><text:tab/>Há dois tipos de locação: a <text:span text:style-name="T2">diária</text:span> e a de <text:span text:style-name="T2">longo período</text:span>. </text:p>
      <text:p text:style-name="P3"><text:tab/>Quando a locação for diária, deve-se armazenar o número de dias previstos para devolução do carro. </text:p>
      <text:p text:style-name="P3"><text:tab/>Quando a locação for de longo período, deve-se armazenar a porcentagem de desconto dada no valor da diária. <text:s text:c="2"/></text:p>
      <text:p text:style-name="P4"><text:tab/>Em todos os casos, a data e horário em que o carro foi devolvido devem ser armazenados. </text:p>
      <text:p text:style-name="P4"><text:tab/>Os dados de cada carro são <text:span text:style-name="T2">modelo</text:span>, <text:span text:style-name="T2">placa</text:span>, <text:span text:style-name="T2">cor</text:span>, <text:span text:style-name="T2">ano</text:span> e <text:span text:style-name="T2">data de aquisição</text:span>. A locadora trabalha somente com carros de cor branca, preta, cinza e vermelha. </text:p>
      <text:p text:style-name="P5"><text:tab/>Os dados dos clientes são <text:span text:style-name="T2">nome</text:span>, <text:span text:style-name="T2">cpf</text:span>, <text:span text:style-name="T2">email</text:span> e seus <text:span text:style-name="T2">telefones</text:span>. </text:p>
      <text:p text:style-name="P6"><text:tab/>Cada carro pertence a uma <text:span text:style-name="T2">categoria</text:span>, sendo que cada categoria de carro possui um <text:span text:style-name="T2">valor de diária</text:span> de locação.</text:p>
      <text:p text:style-name="P6"><text:soft-page-break/><text:span text:style-name="T4">I</text:span>nstância mínima: 1 cliente, 2 carros, 3 locações.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02:19:05.819000000</meta:creation-date>
    <dc:date>2022-08-17T01:40:59.909000000</dc:date>
    <meta:editing-duration>PT1H12M23S</meta:editing-duration>
    <meta:editing-cycles>9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12" meta:word-count="213" meta:character-count="1264" meta:non-whitespace-character-count="1041"/>
  </office:meta>
</office:document-meta>
</file>